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2">
      <style:text-properties officeooo:paragraph-rsid="000c719f"/>
    </style:style>
    <style:style style:name="P4" style:family="paragraph" style:parent-style-name="Text_20_body">
      <style:text-properties officeooo:paragraph-rsid="000c719f"/>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Evaluation Report: create_users.sh Script and Technical Article</text:h>
      <text:h text:style-name="Heading_20_4" text:outline-level="4">Script Evaluation:</text:h>
      <text:list xml:id="list2799282523" text:style-name="L1">
        <text:list-item>
          <text:p text:style-name="P1"><text:span text:style-name="Strong_20_Emphasis">Input File Handling</text:span>:</text:p>
          <text:list>
            <text:list-item>
              <text:p text:style-name="P1">The <text:span text:style-name="Source_20_Text">create_users.sh</text:span> script effectively parses the input file containing usernames and groups formatted as <text:span text:style-name="Source_20_Text">username;groups</text:span>. It correctly splits each line to extract and process user and group information.</text:p>
            </text:list-item>
          </text:list>
        </text:list-item>
        <text:list-item>
          <text:p text:style-name="P1"><text:span text:style-name="Strong_20_Emphasis">User and Group Management</text:span>:</text:p>
          <text:list>
            <text:list-item>
              <text:p text:style-name="P1">Users are created using <text:span text:style-name="Source_20_Text">useradd</text:span> with the necessary options to ensure home directory creation (<text:span text:style-name="Source_20_Text">-m</text:span>). Additionally, personal groups matching each username are automatically created. Supplementary groups are added using <text:span text:style-name="Source_20_Text">usermod -aG</text:span> to assign users to their respective groups.</text:p>
            </text:list-item>
          </text:list>
        </text:list-item>
        <text:list-item>
          <text:p text:style-name="P1"><text:span text:style-name="Strong_20_Emphasis">Permissions and Ownership</text:span>:</text:p>
          <text:list>
            <text:list-item>
              <text:p text:style-name="P1">The script ensures appropriate permissions (<text:span text:style-name="Source_20_Text">chmod 700</text:span>) and ownership (<text:span text:style-name="Source_20_Text">chown $username:$username</text:span>) are set for each user's home directory, ensuring security and accessibility.</text:p>
            </text:list-item>
          </text:list>
        </text:list-item>
        <text:list-item>
          <text:p text:style-name="P1"><text:span text:style-name="Strong_20_Emphasis">Password Management</text:span>:</text:p>
          <text:list>
            <text:list-item>
              <text:p text:style-name="P1">Random passwords are securely generated using <text:span text:style-name="Source_20_Text">/dev/urandom</text:span> and are stored in <text:span text:style-name="Source_20_Text">/var/secure/user_passwords.csv</text:span>. The file's permissions are set to <text:span text:style-name="Source_20_Text">chmod 600</text:span>, restricting access to the file owner for enhanced security.</text:p>
            </text:list-item>
          </text:list>
        </text:list-item>
        <text:list-item>
          <text:p text:style-name="P1"><text:span text:style-name="Strong_20_Emphasis">Logging</text:span>:</text:p>
          <text:list>
            <text:list-item>
              <text:p text:style-name="P1">All actions performed by the script, including user creation, group management, and password generation, are logged to <text:span text:style-name="Source_20_Text">/var/log/user_management.log</text:span>. This log file provides a detailed record of script activities for auditing and troubleshooting purposes.</text:p>
            </text:list-item>
          </text:list>
        </text:list-item>
        <text:list-item>
          <text:p text:style-name="P1"><text:span text:style-name="Strong_20_Emphasis">Error Handling</text:span>:</text:p>
          <text:list>
            <text:list-item>
              <text:p text:style-name="P1">The script incorporates robust error handling mechanisms. It checks for existing users before attempting to create them, preventing duplicate entries and ensuring smooth execution. Errors and relevant actions are logged and reported clearly within the log file.</text:p>
            </text:list-item>
          </text:list>
        </text:list-item>
        <text:list-item>
          <text:p text:style-name="P1"><text:span text:style-name="Strong_20_Emphasis">Documentation and Comments</text:span>:</text:p>
          <text:list>
            <text:list-item>
              <text:p text:style-name="P1">Throughout the script, comments and inline documentation are utilized effectively to explain each step and provide clarity on the purpose of specific commands. The script also includes usage instructions (<text:span text:style-name="Source_20_Text">Usage: $0 &lt;name-of-text-file&gt;</text:span>) to guide users on how to execute it correctly.</text:p>
            </text:list-item>
          </text:list>
        </text:list-item>
      </text:list>
      <text:h text:style-name="Heading_20_4" text:outline-level="4"><text:soft-page-break/>Technical Article Evaluation:</text:h>
      <text:p text:style-name="Text_20_body">The accompanying technical article provides an overview of the <text:span text:style-name="Source_20_Text">create_users.sh</text:span> script, detailing its functionality, and rationale behind its design and implementation. Here’s a breakdown of the evaluation:</text:p>
      <text:list xml:id="list1426052797" text:style-name="L2">
        <text:list-item>
          <text:p text:style-name="P2"><text:span text:style-name="Strong_20_Emphasis">Structure and Clarity</text:span>:</text:p>
          <text:list>
            <text:list-item>
              <text:p text:style-name="P2">The article is well-structured, presenting a clear introduction to the script's purpose and objectives. It outlines the key features of the script and its relevance to SysOps tasks.</text:p>
            </text:list-item>
          </text:list>
        </text:list-item>
        <text:list-item>
          <text:p text:style-name="P2"><text:span text:style-name="Strong_20_Emphasis">Explanation of Script Choices</text:span>:</text:p>
          <text:list>
            <text:list-item>
              <text:p text:style-name="P2">The article explains the script's core functionalities such as password generation from <text:span text:style-name="Source_20_Text">/dev/urandom</text:span>, handling of user and group creation, and the importance of logging for operational transparency.</text:p>
            </text:list-item>
          </text:list>
        </text:list-item>
      </text:list>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2T21:55:43.586373151</meta:creation-date>
    <dc:date>2024-07-02T22:09:04.558008101</dc:date>
    <meta:editing-duration>PT13M22S</meta:editing-duration>
    <meta:editing-cycles>2</meta:editing-cycles>
    <meta:generator>LibreOffice/7.3.7.2$Linux_X86_64 LibreOffice_project/30$Build-2</meta:generator>
    <meta:document-statistic meta:table-count="0" meta:image-count="0" meta:object-count="0" meta:page-count="2" meta:paragraph-count="22" meta:word-count="365" meta:character-count="2571" meta:non-whitespace-character-count="2246"/>
  </office:meta>
</office:document-meta>
</file>